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font-name="FreeSans" fo:font-size="16pt" officeooo:rsid="001406ea" officeooo:paragraph-rsid="001406ea" style:font-size-asian="14pt" style:font-size-complex="16pt"/>
    </style:style>
    <style:style style:name="P2" style:family="paragraph" style:parent-style-name="Text_20_body">
      <style:text-properties officeooo:paragraph-rsid="000ab894"/>
    </style:style>
    <style:style style:name="P3" style:family="paragraph" style:parent-style-name="Text_20_body">
      <style:text-properties style:font-name="FreeSerif" fo:font-size="12pt" officeooo:paragraph-rsid="001406ea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0c0f8e" officeooo:paragraph-rsid="000c0f8e"/>
    </style:style>
    <style:style style:name="P5" style:family="paragraph" style:parent-style-name="Text_20_body">
      <style:paragraph-properties fo:text-align="justify" style:justify-single-word="false"/>
      <style:text-properties style:font-name="FreeSerif" officeooo:rsid="00185a9d" officeooo:paragraph-rsid="00185a9d"/>
    </style:style>
    <style:style style:name="P6" style:family="paragraph" style:parent-style-name="Text_20_body">
      <style:text-properties style:font-name="FreeSerif" officeooo:paragraph-rsid="001c8e1b"/>
    </style:style>
    <style:style style:name="P7" style:family="paragraph" style:parent-style-name="Heading_20_3">
      <style:text-properties style:font-name="FreeSans" fo:font-size="12pt" officeooo:rsid="000c0f8e" officeooo:paragraph-rsid="000c0f8e" style:font-size-asian="10.5pt" style:font-size-complex="12pt"/>
    </style:style>
    <style:style style:name="P8" style:family="paragraph" style:parent-style-name="Heading_20_2">
      <style:text-properties style:font-name="FreeSans" fo:font-size="14pt" officeooo:rsid="000ab894" officeooo:paragraph-rsid="000ab894" style:font-size-asian="12.25pt" style:font-size-complex="14pt"/>
    </style:style>
    <style:style style:name="T1" style:family="text">
      <style:text-properties style:font-name="FreeSans" fo:font-size="14pt" officeooo:rsid="000ab894" style:font-size-asian="12.25pt" style:font-size-complex="14pt"/>
    </style:style>
    <style:style style:name="T2" style:family="text">
      <style:text-properties style:font-name="FreeSans" fo:font-size="12pt" style:font-size-asian="10.5pt" style:font-size-complex="12pt"/>
    </style:style>
    <style:style style:name="T3" style:family="text">
      <style:text-properties style:font-name="FreeSans" fo:font-size="12pt" officeooo:rsid="000c0f8e" style:font-size-asian="10.5pt" style:font-size-complex="12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da31f" style:font-size-asian="10.5pt" style:font-size-complex="12pt"/>
    </style:style>
    <style:style style:name="T6" style:family="text">
      <style:text-properties fo:font-size="12pt" officeooo:rsid="000f5bef" style:font-size-asian="10.5pt" style:font-size-complex="12pt"/>
    </style:style>
    <style:style style:name="T7" style:family="text">
      <style:text-properties fo:font-size="12pt" officeooo:rsid="001161d0" style:font-size-asian="10.5pt" style:font-size-complex="12pt"/>
    </style:style>
    <style:style style:name="T8" style:family="text">
      <style:text-properties fo:font-size="12pt" officeooo:rsid="0012fedf" style:font-size-asian="10.5pt" style:font-size-complex="12pt"/>
    </style:style>
    <style:style style:name="T9" style:family="text">
      <style:text-properties fo:font-size="12pt" officeooo:rsid="001406ea" style:font-size-asian="10.5pt" style:font-size-complex="12pt"/>
    </style:style>
    <style:style style:name="T10" style:family="text">
      <style:text-properties fo:font-size="12pt" officeooo:rsid="00152240" style:font-size-asian="10.5pt" style:font-size-complex="12pt"/>
    </style:style>
    <style:style style:name="T11" style:family="text">
      <style:text-properties fo:font-size="12pt" officeooo:rsid="00167b6e" style:font-size-asian="10.5pt" style:font-size-complex="12pt"/>
    </style:style>
    <style:style style:name="T12" style:family="text">
      <style:text-properties fo:font-size="12pt" officeooo:rsid="0016ddfa" style:font-size-asian="10.5pt" style:font-size-complex="12pt"/>
    </style:style>
    <style:style style:name="T13" style:family="text">
      <style:text-properties fo:font-size="12pt" officeooo:rsid="001bc117" style:font-size-asian="10.5pt" style:font-size-complex="12pt"/>
    </style:style>
    <style:style style:name="T14" style:family="text">
      <style:text-properties fo:font-size="12pt" officeooo:rsid="001c3400" style:font-size-asian="10.5pt" style:font-size-complex="12pt"/>
    </style:style>
    <style:style style:name="T15" style:family="text">
      <style:text-properties fo:font-size="12pt" officeooo:rsid="001c8e1b" style:font-size-asian="10.5pt" style:font-size-complex="12pt"/>
    </style:style>
    <style:style style:name="T16" style:family="text">
      <style:text-properties officeooo:rsid="00152240"/>
    </style:style>
    <style:style style:name="T17" style:family="text">
      <style:text-properties officeooo:rsid="001c8e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Android theory</text:h>
      <text:p text:style-name="P2"><text:span text:style-name="T1"/></text:p>
      <text:h text:style-name="P7" text:outline-level="3">Activity</text:h>
      <text:p text:style-name="P4"><text:span text:style-name="T8">The</text:span><text:span text:style-name="T6"> </text:span><text:span text:style-name="T14">a</text:span><text:span text:style-name="T4">ctivit</text:span><text:span text:style-name="T6">y </text:span><text:span text:style-name="T8">class in the Android library represents</text:span><text:span text:style-name="T6"> </text:span><text:span text:style-name="T5">screen</text:span><text:span text:style-name="T8">s</text:span><text:span text:style-name="T5"> of an application’</text:span><text:span text:style-name="T8">s</text:span><text:span text:style-name="T5"> user interface, </text:span><text:span text:style-name="T7">and it’s a crucial part of any Android application. <text:s/></text:span><text:span text:style-name="T8">Whereas other types of applications are </text:span><text:span text:style-name="T11">often</text:span><text:span text:style-name="T8"> </text:span><text:span text:style-name="T13">launched</text:span><text:span text:style-name="T8"> through a “main” method, </text:span><text:span text:style-name="T9">A</text:span><text:span text:style-name="T11">ndroid applications </text:span><text:span text:style-name="T12">are launched by </text:span><text:span text:style-name="T13">invoking so-called callback methods, which corresponds to specific stages in an </text:span><text:span text:style-name="T14">a</text:span><text:span text:style-name="T13">ctivity’s lifecycle. </text:span><text:span text:style-name="T15">[1]</text:span></text:p>
      <text:h text:style-name="Heading_20_3" text:outline-level="3"><text:span text:style-name="T3">F</text:span><text:span text:style-name="T2">ragment</text:span></text:h>
      <text:p text:style-name="P5"><text:span text:style-name="T14">A f</text:span><text:span text:style-name="T4">ragment </text:span><text:span text:style-name="T14">is connected to an activity , and can be viewed as a portion of a user interface <text:s/>which has its own lifecycle and can be added or removed without consideration being given to the connected activity. It can be thought of as a “sub-activity” which can be reused in other activities. </text:span><text:span text:style-name="T15">However,</text:span><text:span text:style-name="T14"> </text:span><text:span text:style-name="T15">since a fragment is connected to an activity, it’s directly affected by the activity’s lifecycle, so whenever an activity is paused or destroyed, the associated fragments will follow suit.</text:span></text:p>
      <text:p text:style-name="Text_20_body"><text:span text:style-name="T2"/></text:p>
      <text:h text:style-name="P1" text:outline-level="1">References</text:h>
      <text:p text:style-name="P3"/>
      <text:p text:style-name="P6"><text:span text:style-name="T9">[1] </text:span><text:span text:style-name="T10">Google Developers</text:span>. <text:span text:style-name="T16">Introduction to Activities</text:span> [Internet]. <text:span text:style-name="T16">Google Developers</text:span>; <text:span text:style-name="T16">2019</text:span>. [cited <text:span text:style-name="T16">2020</text:span> <text:span text:style-name="T16">Mar</text:span> <text:span text:style-name="T16">5</text:span>] Available from: <text:a xlink:type="simple" xlink:href="https://developer.android.com/guide/components/activities/intro-activities" text:style-name="Internet_20_link" text:visited-style-name="Visited_20_Internet_20_Link">https://developer.android.com/guide/components/activities/intro-activities</text:a><text:line-break/><text:line-break/><text:span text:style-name="T9">[</text:span><text:span text:style-name="T15">2</text:span><text:span text:style-name="T9">] </text:span><text:span text:style-name="T10">Google Developers</text:span>. <text:span text:style-name="T17">Fragments</text:span> [Internet]. <text:span text:style-name="T16">Google Developers</text:span>; <text:span text:style-name="T16">2019</text:span>. [cited <text:span text:style-name="T16">2020</text:span> <text:span text:style-name="T16">Mar</text:span> <text:span text:style-name="T16">5</text:span>] Available from: https://developer.android.com/guide/components/frag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5299in" fo:margin-left="1.4598in" fo:margin-right="1.4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10:21.274781778</meta:creation-date>
    <dc:date>2020-03-05T11:58:24.133578987</dc:date>
    <meta:editing-duration>PT6M48S</meta:editing-duration>
    <meta:editing-cycles>1</meta:editing-cycles>
    <meta:document-statistic meta:table-count="0" meta:image-count="0" meta:object-count="0" meta:page-count="2" meta:paragraph-count="7" meta:word-count="174" meta:character-count="1260" meta:non-whitespace-character-count="1090"/>
    <meta:generator>LibreOffice/6.0.7.3$Linux_X86_64 LibreOffice_project/00m0$Build-3</meta:generator>
  </office:meta>
</office:document-meta>
</file>